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93a5c" officeooo:paragraph-rsid="00193a5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bold" officeooo:rsid="0019f868" officeooo:paragraph-rsid="001e947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1e9471" officeooo:paragraph-rsid="001e9471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normal" officeooo:rsid="0019f868" officeooo:paragraph-rsid="0019f868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style:text-underline-style="none" fo:font-weight="normal" officeooo:rsid="0019f868" officeooo:paragraph-rsid="001b4cd4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normal" officeooo:rsid="0019f868" officeooo:paragraph-rsid="001e9471" style:font-size-asian="16pt" style:font-weight-asian="normal" style:font-size-complex="16pt" style:font-weight-complex="normal"/>
    </style:style>
    <style:style style:name="P7" style:family="paragraph" style:parent-style-name="Standard" style:list-style-name="L3">
      <style:text-properties fo:font-size="16pt" style:text-underline-style="none" fo:font-weight="normal" officeooo:rsid="0019f868" officeooo:paragraph-rsid="0019f868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1a3e46" officeooo:paragraph-rsid="001a3e46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style:text-underline-style="none" fo:font-weight="normal" officeooo:rsid="001d311b" officeooo:paragraph-rsid="001e9471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1e0ad7" officeooo:paragraph-rsid="001e9471" style:font-size-asian="16pt" style:font-weight-asian="normal" style:font-size-complex="16pt" style:font-weight-complex="normal"/>
    </style:style>
    <style:style style:name="P11" style:family="paragraph" style:parent-style-name="Standard" style:list-style-name="L3">
      <style:text-properties fo:font-size="16pt" style:text-underline-style="none" fo:font-weight="normal" officeooo:rsid="001e0ad7" officeooo:paragraph-rsid="001e0ad7" style:font-size-asian="16pt" style:font-weight-asian="normal" style:font-size-complex="16pt" style:font-weight-complex="normal"/>
    </style:style>
    <style:style style:name="P12" style:family="paragraph" style:parent-style-name="Standard" style:list-style-name="L3">
      <style:text-properties fo:font-size="16pt" style:text-underline-style="none" fo:font-weight="normal" officeooo:rsid="001e9471" officeooo:paragraph-rsid="001e9471" style:font-size-asian="16pt" style:font-weight-asian="normal" style:font-size-complex="16pt" style:font-weight-complex="normal"/>
    </style:style>
    <style:style style:name="P13" style:family="paragraph" style:parent-style-name="Standard">
      <style:text-properties officeooo:paragraph-rsid="001e9471"/>
    </style:style>
    <style:style style:name="P14" style:family="paragraph" style:parent-style-name="Standard" style:list-style-name="L5">
      <style:text-properties officeooo:paragraph-rsid="001e9471"/>
    </style:style>
    <style:style style:name="T1" style:family="text">
      <style:text-properties officeooo:rsid="001a50bf"/>
    </style:style>
    <style:style style:name="T2" style:family="text">
      <style:text-properties fo:font-size="16pt" style:text-underline-style="none" fo:font-weight="normal" officeooo:rsid="001b4cd4" style:font-size-asian="16pt" style:font-weight-asian="normal" style:font-size-complex="16pt" style:font-weight-complex="normal"/>
    </style:style>
    <style:style style:name="T3" style:family="text">
      <style:text-properties fo:font-size="16pt" style:text-underline-style="none" fo:font-weight="normal" officeooo:rsid="001cb729" style:font-size-asian="16pt" style:font-weight-asian="normal" style:font-size-complex="16pt" style:font-weight-complex="normal"/>
    </style:style>
    <style:style style:name="T4" style:family="text">
      <style:text-properties fo:font-size="16pt" style:text-underline-style="none" fo:font-weight="normal" officeooo:rsid="001e9471" style:font-size-asian="16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officeooo:rsid="001d311b" style:font-size-asian="16pt" style:font-weight-asian="normal" style:font-size-complex="16pt" style:font-weight-complex="normal"/>
    </style:style>
    <style:style style:name="T6" style:family="text">
      <style:text-properties fo:font-size="16pt" style:text-underline-style="none" fo:font-weight="normal" officeooo:rsid="001e0ad7" style:font-size-asian="16pt" style:font-weight-asian="normal" style:font-size-complex="16pt" style:font-weight-complex="normal"/>
    </style:style>
    <style:style style:name="T7" style:family="text">
      <style:text-properties fo:font-size="16pt" style:text-underline-style="solid" style:text-underline-width="auto" style:text-underline-color="font-color" fo:font-weight="bold" officeooo:rsid="00193a5c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7">Requirement Analysis</text:span></text:p>
      <text:list xml:id="list8069511071581819606" text:style-name="L5">
        <text:list-item>
          <text:p text:style-name="P14"><text:span text:style-name="T2">If there is a problem in a node then soft should show it.</text:span></text:p>
        </text:list-item>
        <text:list-item>
          <text:p text:style-name="P14"><text:span text:style-name="T3">Monitor, start, stop </text:span><text:span text:style-name="T4">the nodes</text:span></text:p>
        </text:list-item>
        <text:list-item>
          <text:p text:style-name="P14"><text:span text:style-name="T5">rviz lacks active and non active </text:span><text:span text:style-name="T4">but it has web interface</text:span></text:p>
        </text:list-item>
        <text:list-item>
          <text:p text:style-name="P14"><text:span text:style-name="T6">cockpit.</text:span></text:p>
        </text:list-item>
      </text:list>
      <text:list xml:id="list8270943780593725313" text:style-name="L3">
        <text:list-item>
          <text:p text:style-name="P11">Advantages n disadvantages of cokpit, rviz</text:p>
        </text:list-item>
        <text:list-item>
          <text:p text:style-name="P12">We can make plug ins for both of them and maybe try to utilize the features of both.</text:p>
        </text:list-item>
        <text:list-item>
          <text:p text:style-name="P7"/>
        </text:list-item>
      </text:list>
      <text:p text:style-name="P3">Softwares to look upto</text:p>
      <text:p text:style-name="P4">JIRA</text:p>
      <text:p text:style-name="P4">Bugzilla</text:p>
      <text:p text:style-name="P8">github <text:span text:style-name="T1">issues</text:span></text:p>
      <text:p text:style-name="P5">Doors – tool like excel for noting your requirements.</text:p>
      <text:p text:style-name="P10">Cockpit</text:p>
      <text:p text:style-name="P9">rviz</text:p>
      <text:p text:style-name="P9"/>
      <text:p text:style-name="P2">NexT WEEK</text:p>
      <text:p text:style-name="P6">Shared excel sheet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3:54:48.240154468</meta:creation-date>
    <meta:generator>LibreOffice/5.1.6.2$Linux_X86_64 LibreOffice_project/10m0$Build-2</meta:generator>
    <dc:date>2019-10-17T14:58:54.442462975</dc:date>
    <meta:editing-duration>PT43M12S</meta:editing-duration>
    <meta:editing-cycles>7</meta:editing-cycles>
    <meta:document-statistic meta:table-count="0" meta:image-count="0" meta:object-count="0" meta:page-count="1" meta:paragraph-count="17" meta:word-count="86" meta:character-count="443" meta:non-whitespace-character-count="379"/>
  </office:meta>
</office:document-meta>
</file>